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80000008C5CC24E1AB0ED2B4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ill Sans" svg:font-family="'Gill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0104in" fo:margin-top="0in" fo:margin-bottom="0in" table:align="center" style:writing-mode="lr-tb"/>
    </style:style>
    <style:style style:name="Table1.A" style:family="table-column">
      <style:table-column-properties style:column-width="1.3542in"/>
    </style:style>
    <style:style style:name="Table1.B" style:family="table-column">
      <style:table-column-properties style:column-width="2.655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4896in" fo:margin-left="0in" fo:margin-top="0in" fo:margin-bottom="0in" table:align="left" style:writing-mode="lr-tb"/>
    </style:style>
    <style:style style:name="Table2.A" style:family="table-column">
      <style:table-column-properties style:column-width="6.489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4896in" fo:margin-left="0in" fo:margin-top="0in" fo:margin-bottom="0in" table:align="left" style:writing-mode="lr-tb"/>
    </style:style>
    <style:style style:name="Table3.A" style:family="table-column">
      <style:table-column-properties style:column-width="6.489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896in" fo:margin-left="0in" fo:margin-top="0in" fo:margin-bottom="0in" table:align="left" style:writing-mode="lr-tb"/>
    </style:style>
    <style:style style:name="Table4.A" style:family="table-column">
      <style:table-column-properties style:column-width="6.489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4896in" fo:margin-left="0in" fo:margin-top="0in" fo:margin-bottom="0in" table:align="left" style:writing-mode="lr-tb"/>
    </style:style>
    <style:style style:name="Table5.A" style:family="table-column">
      <style:table-column-properties style:column-width="6.4896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4896in" fo:margin-left="0in" fo:margin-top="0in" fo:margin-bottom="0in" table:align="left" style:writing-mode="lr-tb"/>
    </style:style>
    <style:style style:name="Table6.A" style:family="table-column">
      <style:table-column-properties style:column-width="6.4896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4896in" fo:margin-left="0in" fo:margin-top="0in" fo:margin-bottom="0in" table:align="left" style:writing-mode="lr-tb"/>
    </style:style>
    <style:style style:name="Table7.A" style:family="table-column">
      <style:table-column-properties style:column-width="6.4896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6.4896in" fo:margin-left="0in" fo:margin-top="0in" fo:margin-bottom="0in" table:align="left" style:writing-mode="lr-tb"/>
    </style:style>
    <style:style style:name="Table8.A" style:family="table-column">
      <style:table-column-properties style:column-width="6.4896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4896in" fo:margin-left="0in" fo:margin-top="0in" fo:margin-bottom="0in" table:align="left" style:writing-mode="lr-tb"/>
    </style:style>
    <style:style style:name="Table9.A" style:family="table-column">
      <style:table-column-properties style:column-width="6.4896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6.4896in" fo:margin-left="0in" fo:margin-top="0in" fo:margin-bottom="0in" table:align="left" style:writing-mode="lr-tb"/>
    </style:style>
    <style:style style:name="Table10.A" style:family="table-column">
      <style:table-column-properties style:column-width="6.4896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6.4896in" fo:margin-left="0in" fo:margin-top="0in" fo:margin-bottom="0in" table:align="left" style:writing-mode="lr-tb"/>
    </style:style>
    <style:style style:name="Table11.A" style:family="table-column">
      <style:table-column-properties style:column-width="6.4896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4896in" fo:margin-left="0in" fo:margin-top="0in" fo:margin-bottom="0in" table:align="left" style:writing-mode="lr-tb"/>
    </style:style>
    <style:style style:name="Table12.A" style:family="table-column">
      <style:table-column-properties style:column-width="6.4896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9ea700" style:font-name="Gill Sans" fo:font-size="20pt" fo:font-weight="bold" style:font-name-asian="Gill Sans1" style:font-size-asian="20pt" style:font-weight-asian="bold" style:font-name-complex="Gill Sans1" style:font-size-complex="20pt"/>
    </style:style>
    <style:style style:name="P3" style:family="paragraph" style:parent-style-name="Standard">
      <style:paragraph-properties fo:text-align="start" style:justify-single-word="false"/>
      <style:text-properties fo:color="#9ea700" style:font-name="Gill Sans" fo:font-size="20pt" fo:font-weight="bold" style:font-name-asian="Gill Sans1" style:font-size-asian="20pt" style:font-weight-asian="bold" style:font-name-complex="Gill Sans1" style:font-size-complex="20pt"/>
    </style:style>
    <style:style style:name="P4" style:family="paragraph" style:parent-style-name="Standard">
      <style:paragraph-properties fo:text-align="center" style:justify-single-word="false"/>
      <style:text-properties fo:color="#9ea700" style:font-name="Gill Sans" fo:font-size="20pt" fo:font-weight="bold" style:font-name-asian="Gill Sans1" style:font-size-asian="20pt" style:font-weight-asian="bold" style:font-name-complex="Gill Sans1" style:font-size-complex="20pt"/>
    </style:style>
    <style:style style:name="P5" style:family="paragraph" style:parent-style-name="Standard">
      <style:paragraph-properties fo:line-height="108%"/>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style:text-properties fo:color="#000000" fo:font-weight="bold" style:font-weight-asian="bold"/>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8862in" style:type="center"/>
          <style:tab-stop style:position="3.15in" style:type="center"/>
          <style:tab-stop style:position="6.3in" style:type="right"/>
          <style:tab-stop style:position="6.4965in" style:type="right"/>
          <style:tab-stop style:position="10.9272in" style:type="right"/>
        </style:tab-stops>
      </style:paragraph-properties>
    </style:style>
    <style:style style:name="P12" style:family="paragraph" style:parent-style-name="Standard" style:master-page-name="Standard">
      <style:paragraph-properties fo:text-align="center" style:justify-single-word="false" style:page-number="1"/>
    </style:style>
    <style:style style:name="P13" style:family="paragraph" style:parent-style-name="Standard" style:list-style-name="WWNum17">
      <style:paragraph-properties fo:margin-left="0.5in" fo:margin-right="0in" fo:margin-top="0.1665in" fo:margin-bottom="0.111in" loext:contextual-spacing="false" fo:line-height="100%"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style>
    <style:style style:name="P16" style:family="paragraph" style:parent-style-name="Standard" style:list-style-name="WWNum16">
      <style:paragraph-properties fo:margin-left="0.5in" fo:margin-right="0in" fo:text-indent="-0.25in" style:auto-text-indent="false"/>
    </style:style>
    <style:style style:name="P17" style:family="paragraph" style:parent-style-name="Standard" style:list-style-name="WWNum11">
      <style:paragraph-properties fo:margin-left="0.5in" fo:margin-right="0in" fo:text-indent="-0.25in" style:auto-text-indent="false"/>
    </style:style>
    <style:style style:name="P18" style:family="paragraph" style:parent-style-name="Standard" style:list-style-name="WWNum14">
      <style:paragraph-properties fo:margin-left="0.5in" fo:margin-right="0in" fo:margin-top="0in" fo:margin-bottom="0.111in" loext:contextual-spacing="false" fo:line-height="108%" fo:text-indent="-0.25in" style:auto-text-indent="false"/>
    </style:style>
    <style:style style:name="P19" style:family="paragraph" style:parent-style-name="Standard" style:list-style-name="WWNum13">
      <style:paragraph-properties fo:margin-left="0.5in" fo:margin-right="0in" fo:margin-top="0in" fo:margin-bottom="0.111in" loext:contextual-spacing="false" fo:line-height="108%" fo:text-indent="-0.25in" style:auto-text-indent="false"/>
    </style:style>
    <style:style style:name="P20" style:family="paragraph" style:parent-style-name="Standard" style:list-style-name="WWNum9">
      <style:paragraph-properties fo:margin-left="0.5in" fo:margin-right="0in" fo:margin-top="0in" fo:margin-bottom="0.111in" loext:contextual-spacing="false" fo:line-height="108%" fo:text-indent="-0.25in" style:auto-text-indent="false"/>
    </style:style>
    <style:style style:name="P21" style:family="paragraph" style:parent-style-name="Standard" style:list-style-name="WWNum10">
      <style:paragraph-properties fo:margin-left="0.5in" fo:margin-right="0in" fo:margin-top="0in" fo:margin-bottom="0.111in" loext:contextual-spacing="false" fo:line-height="108%" fo:text-indent="-0.25in" style:auto-text-indent="false"/>
    </style:style>
    <style:style style:name="P22" style:family="paragraph" style:parent-style-name="Standard" style:list-style-name="WWNum13">
      <style:paragraph-properties fo:margin-left="0.5in" fo:margin-right="0in" fo:margin-top="0in" fo:margin-bottom="0in" loext:contextual-spacing="false" fo:line-height="108%" fo:text-indent="-0.25in" style:auto-text-indent="false"/>
    </style:style>
    <style:style style:name="P23" style:family="paragraph" style:parent-style-name="Standard" style:list-style-name="WWNum9">
      <style:paragraph-properties fo:margin-left="0.5in" fo:margin-right="0in" fo:margin-top="0in" fo:margin-bottom="0in" loext:contextual-spacing="false" fo:line-height="108%" fo:text-indent="-0.25in" style:auto-text-indent="false"/>
    </style:style>
    <style:style style:name="P24" style:family="paragraph" style:parent-style-name="Standard" style:list-style-name="WWNum10">
      <style:paragraph-properties fo:margin-left="0.5in" fo:margin-right="0in" fo:margin-top="0in" fo:margin-bottom="0in" loext:contextual-spacing="false" fo:line-height="108%" fo:text-indent="-0.25in" style:auto-text-indent="false"/>
    </style:style>
    <style:style style:name="P25" style:family="paragraph" style:parent-style-name="Standard">
      <style:paragraph-properties fo:text-align="center" style:justify-single-word="false" fo:break-before="page"/>
    </style:style>
    <style:style style:name="P26" style:family="paragraph" style:parent-style-name="Standard" style:list-style-name="WWNum3">
      <style:paragraph-properties fo:margin-left="0.2173in" fo:margin-right="0in" fo:margin-top="0in" fo:margin-bottom="0.111in" loext:contextual-spacing="false" fo:line-height="108%" fo:text-align="start" style:justify-single-word="false" fo:keep-together="auto" fo:orphans="2" fo:widows="2" fo:text-indent="-0.2173in" style:auto-text-indent="false" fo:padding="0in" fo:border="none" fo:keep-with-next="auto"/>
    </style:style>
    <style:style style:name="P27" style:family="paragraph" style:parent-style-name="Standard" style:list-style-name="WWNum5">
      <style:paragraph-properties fo:margin-left="0.2173in" fo:margin-right="0in" fo:margin-top="0in" fo:margin-bottom="0.111in" loext:contextual-spacing="false" fo:line-height="108%" fo:text-align="start" style:justify-single-word="false" fo:keep-together="auto" fo:orphans="2" fo:widows="2" fo:text-indent="-0.2173in" style:auto-text-indent="false" fo:padding="0in" fo:border="none" fo:keep-with-next="auto"/>
    </style:style>
    <style:style style:name="P28" style:family="paragraph" style:parent-style-name="Standard" style:list-style-name="WWNum2">
      <style:paragraph-properties fo:margin-left="0.2173in" fo:margin-right="0in" fo:margin-top="0in" fo:margin-bottom="0.111in" loext:contextual-spacing="false" fo:line-height="108%" fo:text-align="start" style:justify-single-word="false" fo:keep-together="auto" fo:orphans="2" fo:widows="2" fo:text-indent="-0.2173in" style:auto-text-indent="false" fo:padding="0in" fo:border="none" fo:keep-with-next="auto"/>
    </style:style>
    <style:style style:name="P29" style:family="paragraph" style:parent-style-name="Standard" style:list-style-name="WWNum4">
      <style:paragraph-properties fo:margin-left="0.2173in" fo:margin-right="0in" fo:margin-top="0in" fo:margin-bottom="0.111in" loext:contextual-spacing="false" fo:line-height="108%" fo:text-align="start" style:justify-single-word="false" fo:keep-together="auto" fo:orphans="2" fo:widows="2" fo:text-indent="-0.2173in" style:auto-text-indent="false" fo:padding="0in" fo:border="none" fo:keep-with-next="auto"/>
    </style:style>
    <style:style style:name="P30" style:family="paragraph" style:parent-style-name="Standard" style:list-style-name="WWNum15">
      <style:paragraph-properties fo:margin-left="0.2173in" fo:margin-right="0in" fo:text-indent="-0.25in" style:auto-text-indent="false"/>
    </style:style>
    <style:style style:name="P31" style:family="paragraph" style:parent-style-name="Standard" style:list-style-name="WWNum1">
      <style:paragraph-properties fo:margin-left="0.2173in" fo:margin-right="0in" fo:text-indent="-0.25in" style:auto-text-indent="false"/>
    </style:style>
    <style:style style:name="P32" style:family="paragraph" style:parent-style-name="Standard" style:list-style-name="WWNum6">
      <style:paragraph-properties fo:margin-left="0.2126in" fo:margin-right="0in" fo:text-indent="-0.25in" style:auto-text-indent="false"/>
    </style:style>
    <style:style style:name="P33" style:family="paragraph" style:parent-style-name="Standard" style:list-style-name="WWNum8">
      <style:paragraph-properties fo:margin-left="0.2126in" fo:margin-right="0in" fo:text-indent="-0.25in" style:auto-text-indent="false"/>
    </style:style>
    <style:style style:name="P34" style:family="paragraph" style:parent-style-name="Standard" style:master-page-name="Converted1">
      <style:paragraph-properties fo:text-align="center" style:justify-single-word="false" style:page-number="auto"/>
    </style:style>
    <style:style style:name="P3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36" style:family="paragraph">
      <loext:graphic-properties draw:fill="solid" draw:fill-color="#9ea700"/>
      <style:paragraph-properties fo:text-align="start"/>
      <style:text-properties fo:font-size="18pt"/>
    </style:style>
    <style:style style:name="T1" style:family="text">
      <style:text-properties fo:color="#9ea700" style:font-name="Gill Sans" fo:font-size="20pt" fo:font-weight="bold" style:font-name-asian="Gill Sans1" style:font-size-asian="20pt" style:font-weight-asian="bold" style:font-name-complex="Gill Sans1" style:font-size-complex="20pt"/>
    </style:style>
    <style:style style:name="T2" style:family="text">
      <style:text-properties fo:color="#9ea700" style:font-name="Gill Sans" fo:font-weight="bold" style:font-name-asian="Gill Sans1" style:font-weight-asian="bold" style:font-name-complex="Gill Sans1"/>
    </style:style>
    <style:style style:name="T3" style:family="text">
      <style:text-properties fo:color="#9ea700" fo:font-weight="bold" style:font-weight-asian="bold"/>
    </style:style>
    <style:style style:name="T4" style:family="text">
      <style:text-properties fo:color="#9ea700" style:font-name="Calibri" fo:font-size="11pt" fo:font-weight="bold" style:font-name-asian="Calibri1" style:font-size-asian="11pt" style:font-weight-asian="bold" style:font-name-complex="Calibri1" style:font-size-complex="11pt"/>
    </style:style>
    <style:style style:name="T5" style:family="text">
      <style:text-properties fo:color="#9ea700"/>
    </style:style>
    <style:style style:name="T6" style:family="text">
      <style:text-properties fo:color="#808080"/>
    </style:style>
    <style:style style:name="T7" style:family="text">
      <style:text-properties fo:color="#808080" fo:font-weight="bold" style:font-weight-asian="bold"/>
    </style:style>
    <style:style style:name="T8" style:family="text">
      <style:text-properties fo:color="#808080" style:text-underline-style="none"/>
    </style:style>
    <style:style style:name="T9" style:family="text">
      <style:text-properties fo:color="#808080" style:font-name="Calibri" fo:font-size="11pt" style:font-name-asian="Calibri1" style:font-size-asian="11pt" style:font-name-complex="Calibri1" style:font-size-complex="11pt"/>
    </style:style>
    <style:style style:name="T10" style:family="text">
      <style:text-properties fo:color="#000000" fo:font-weight="bold" style:font-weight-asian="bold"/>
    </style:style>
    <style:style style:name="T11" style:family="text">
      <style:text-properties fo:color="#000000" style:font-name="Calibri" fo:font-size="11pt" style:font-name-asian="Calibri1" style:font-size-asian="11pt" style:font-name-complex="Calibri1" style:font-size-complex="11pt"/>
    </style:style>
    <style:style style:name="T12" style:family="text">
      <style:text-properties style:text-underline-style="none"/>
    </style:style>
    <style:style style:name="T13" style:family="text">
      <style:text-properties fo:font-weight="bold" style:font-weight-asian="bold"/>
    </style:style>
    <style:style style:name="T14" style:family="text">
      <style:text-properties fo:font-variant="normal" fo:text-transform="none" fo:color="#808080" style:text-line-through-style="none" style:text-line-through-type="none" style:text-position="0% 100%" fo:font-size="11pt" fo:font-style="normal" style:font-size-asian="11pt" style:font-style-asian="normal" style:font-size-complex="11pt"/>
    </style:style>
    <style:style style:name="T15" style:family="text">
      <style:text-properties fo:font-variant="normal" fo:text-transform="none" fo:color="#9ea7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6" style:family="text">
      <style:text-properties fo:font-variant="normal" fo:text-transform="none" fo:color="#9ea700" style:text-line-through-style="none" style:text-line-through-type="none" style:text-position="0% 100%" style:font-name="Gill Sans" fo:font-size="11pt" fo:font-style="normal" style:text-underline-style="none" fo:font-weight="normal" style:font-name-asian="Gill Sans1" style:font-size-asian="11pt" style:font-style-asian="normal" style:font-weight-asian="normal" style:font-name-complex="Gill Sans1" style:font-size-complex="11pt"/>
    </style:style>
    <style:style style:name="T1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8" style:family="text">
      <style:text-properties fo:color="#999999" style:font-name="Arial" fo:font-style="italic" style:font-name-asian="Arial1" style:font-style-asian="italic" style:font-name-complex="Arial1"/>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38in" svg:stroke-color="#548135" draw:stroke-linejoin="miter" draw:fill="solid" draw:fill-color="#9ea700" draw:textarea-vertical-align="middle" draw:auto-grow-height="false" fo:min-height="0.0681in" fo:min-width="0.2535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DE INITIËLE PRODUCT BACKLOG</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2">Naam</text:span></text:p>
          </table:table-cell>
          <table:table-cell table:style-name="Table1.A1" office:value-type="string">
            <text:p text:style-name="Standard"><text:span text:style-name="T6">Anthony Delgado</text:span></text:p>
          </table:table-cell>
        </table:table-row>
        <table:table-row table:style-name="Table1.1">
          <table:table-cell table:style-name="Table1.A1" office:value-type="string">
            <text:p text:style-name="Standard"><text:span text:style-name="T2">Studentnummer</text:span></text:p>
          </table:table-cell>
          <table:table-cell table:style-name="Table1.A1" office:value-type="string">
            <text:p text:style-name="Standard"><text:span text:style-name="T6">22102167</text:span></text:p>
          </table:table-cell>
        </table:table-row>
        <table:table-row table:style-name="Table1.1">
          <table:table-cell table:style-name="Table1.A1" office:value-type="string">
            <text:p text:style-name="Standard"><text:span text:style-name="T2">Klas</text:span></text:p>
          </table:table-cell>
          <table:table-cell table:style-name="Table1.A1" office:value-type="string">
            <text:p text:style-name="Standard"><text:span text:style-name="T6">H-1-SE.8</text:span></text:p>
          </table:table-cell>
        </table:table-row>
      </table:table>
      <text:p text:style-name="P34"><text:span text:style-name="T1">VAN ESSENTIËLE FEATURES NAAR EPICS</text:span></text:p>
      <table:table table:name="Table2" table:style-name="Table2">
        <table:table-column table:style-name="Table2.A"/>
        <table:table-row table:style-name="Table2.1">
          <table:table-cell table:style-name="Table2.A1" office:value-type="string">
            <text:p text:style-name="Standard"><text:span text:style-name="T3">Kopie van de essentiële features vanuit mijn Productvisie</text:span></text:p>
          </table:table-cell>
        </table:table-row>
        <table:table-row table:style-name="Table2.1">
          <table:table-cell table:style-name="Table2.A1" office:value-type="string">
            <text:list xml:id="list3505880446" text:style-name="WWNum17">
              <text:list-item>
                <text:p text:style-name="P13">Als een gebruiker wil ik een timeline kunnen raadplegen waarin de prijsverandering van een gegeven product over een bepaalde periode wordt weergeven, om daarmee bij te houden bij welke verkoper ik de gunstigste prijs kan krijgen voor een product.</text:p>
              </text:list-item>
              <text:list-item>
                <text:p text:style-name="P13">Als een gebruiker wil ik aan de hand van productcategorieën grafieken en tabellen laten genereren dat mij een inzicht geeft in mijn bestedingsgedrag, om aan de hand van die informatie beter te kunnen budgetten.</text:p>
              </text:list-item>
              <text:list-item>
                <text:p text:style-name="P13">Als gebruiker wil ik producten met prijzen met een datum kunnen invoeren, zodat ik in een timeline kan zien hoe de prijs veranderd in de loop van tijd.</text:p>
              </text:list-item>
              <text:list-item>
                <text:p text:style-name="P13">Als een gebruiker wil ik categorieen kunnen definiëren, zodat ik ze kan toewijzen aan een product.</text:p>
              </text:list-item>
              <text:list-item>
                <text:p text:style-name="P13">(Hypothethisch) Als beheerder van de software wil ik dat meerdere gebruikers verbinding kunnen maken met een server en informatie kunnen toevoegen aan hetzelfde product, zodat het product de meest actuele data heeft.</text:p>
              </text:list-item>
            </text:list>
          </table:table-cell>
        </table:table-row>
      </table:table>
      <text:p text:style-name="P7"><text:span text:style-name="T10"><text:line-break/></text:span><text:span text:style-name="T10"><draw:custom-shape text:anchor-type="as-char" draw:z-index="4" draw:style-name="gr1" draw:text-style-name="P36" svg:width="0.6705in" svg:height="0.535in" draw:transform="rotate (-1.5707963267949) translate (0.534744094488189in 0.0680555555555555in)"><text:p text:style-name="P35"/><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draw:equation draw:name="f0" draw:formula="min(logwidth,logheight)"/><draw:equation draw:name="f1" draw:formula="84375*logwidth/?f0 "/><draw:equation draw:name="f2" draw:formula="if(0-$0 ,0,if(100000-$0 ,$0 ,100000))"/><draw:equation draw:name="f3" draw:formula="if(0-$1 ,0,if(?f1 -$1 ,$1 ,?f1 ))"/><draw:equation draw:name="f4" draw:formula="?f0 *5/32"/><draw:equation draw:name="f5" draw:formula="?f0 *?f3 /100000"/><draw:equation draw:name="f6" draw:formula="logwidth+0-?f5 "/><draw:equation draw:name="f7" draw:formula="logheight*?f2 /200000"/><draw:equation draw:name="f8" draw:formula="logheight/2"/><draw:equation draw:name="f9" draw:formula="?f8 +0-?f7 "/><draw:equation draw:name="f10" draw:formula="?f8 +?f7 -0"/><draw:equation draw:name="f11" draw:formula="logheight/2"/><draw:equation draw:name="f12" draw:formula="?f7 *?f5 /?f11 "/><draw:equation draw:name="f13" draw:formula="logwidth+0-?f12 "/><draw:equation draw:name="f14" draw:formula="logheight"/><draw:equation draw:name="f15" draw:formula="logwidth"/><draw:equation draw:name="f16" draw:formula="min(logwidth,logheight)/32"/><draw:equation draw:name="f17" draw:formula="min(logwidth,logheight)/16"/><draw:equation draw:name="f18" draw:formula="min(logwidth,logheight)/8"/><draw:handle draw:handle-position="0 ?f9" draw:handle-range-y-maximum="100000" draw:handle-range-y-minimum="0"/><draw:handle draw:handle-position="?f6 0" draw:handle-range-x-maximum="?f1" draw:handle-range-x-minimum="0"/></draw:enhanced-geometry></draw:custom-shape></text:span></text:p>
      <text:p text:style-name="P8"/>
      <table:table table:name="Table3" table:style-name="Table3">
        <table:table-column table:style-name="Table3.A"/>
        <table:table-row table:style-name="Table3.1">
          <table:table-cell table:style-name="Table3.A1" office:value-type="string">
            <text:p text:style-name="Standard"><text:span text:style-name="T3">Volledige lijst met Epics</text:span></text:p>
          </table:table-cell>
        </table:table-row>
        <table:table-row table:style-name="Table3.1">
          <table:table-cell table:style-name="Table3.A1" office:value-type="string">
            <text:p text:style-name="Standard"><text:span text:style-name="T7">&lt;Timeline&gt;</text:span><text:span text:style-name="T11">: </text:span><text:span text:style-name="T4">‘Als </text:span><text:span text:style-name="T6">gebruiker</text:span><text:span text:style-name="T10"> </text:span><text:span text:style-name="T4">wil ik</text:span><text:span text:style-name="T11"> </text:span><text:span text:style-name="T6">een timeline met de verandering van de <text:s/>(zelf-ingevoerde) prijzen van producten kunnen raadplegen</text:span><text:span text:style-name="T4">, zodat ik</text:span> <text:span text:style-name="T6">gunstigere prijzen voor producten kan krijgen.</text:span><text:span text:style-name="T5">’</text:span></text:p>
          </table:table-cell>
        </table:table-row>
        <table:table-row table:style-name="Table3.1">
          <table:table-cell table:style-name="Table3.A1" office:value-type="string">
            <text:p text:style-name="Standard"><text:span text:style-name="T7">&lt;Grafiek&gt;; </text:span><text:span text:style-name="T3">‘Als </text:span><text:span text:style-name="T6">gebruiker </text:span><text:span text:style-name="T3">wil ik </text:span><text:span text:style-name="T6">aan de hand van ingevoerde data grafieken en tabellen laten genereren,</text:span><text:span text:style-name="T7"> </text:span><text:span text:style-name="T3">zodat ik </text:span><text:span text:style-name="T6">een beter inzicht heb op mijn koopgedrag.</text:span><text:span text:style-name="T3">’</text:span></text:p>
          </table:table-cell>
        </table:table-row>
        <table:table-row table:style-name="Table3.1">
          <table:table-cell table:style-name="Table3.A1" office:value-type="string">
            <text:p text:style-name="Standard"><text:span text:style-name="T7">&lt;Productinformatie&gt;: </text:span><text:span text:style-name="T3">‘Als </text:span><text:span text:style-name="T6">gebruiker van de software</text:span><text:span text:style-name="T13"> </text:span><text:span text:style-name="T3">wil ik</text:span> <text:span text:style-name="T6">producten aan kunnen maken</text:span><text:span text:style-name="T3">, zodat ik</text:span> <text:span text:style-name="T6">in die pagina’s Informatie over die producten kan invoeren.</text:span><text:span text:style-name="T3">’.</text:span></text:p>
          </table:table-cell>
        </table:table-row>
        <table:table-row table:style-name="Table3.1">
          <table:table-cell table:style-name="Table3.A1" office:value-type="string">
            <text:p text:style-name="Standard"><text:span text:style-name="T7">&lt;Dashboard&gt;: </text:span><text:span text:style-name="T3">‘Als </text:span><text:span text:style-name="T6">gebruiker van de software</text:span><text:span text:style-name="T13"> </text:span><text:span text:style-name="T3">wil ik</text:span> <text:span text:style-name="T6">graag een interface hebben(met een dark-mode)</text:span><text:span text:style-name="T3">, zodat ik</text:span> <text:span text:style-name="T6">de functies van het programma en de ingevoerde data van de producten visueel op mijn beeldscherm kan zien.</text:span><text:span text:style-name="T3">’.</text:span></text:p>
          </table:table-cell>
        </table:table-row>
        <table:table-row table:style-name="Table3.1">
          <table:table-cell table:style-name="Table3.A1" office:value-type="string">
            <text:p text:style-name="Standard"><text:span text:style-name="T7">&lt;Categorieën&gt;: </text:span><text:span text:style-name="T3">‘Als </text:span><text:span text:style-name="T6">gebruiker van de software</text:span><text:span text:style-name="T13"> </text:span><text:span text:style-name="T3">wil ik</text:span> <text:span text:style-name="T6">categorieen kunnen maken en toevoegen aan gemaakte producten</text:span><text:span text:style-name="T3">, zodat ik</text:span> <text:span text:style-name="T6">in een tabel per periode kan zien hoeveel ik uitgeef aan een bepaalde categorie</text:span><text:span text:style-name="T3">’.</text:span></text:p>
          </table:table-cell>
        </table:table-row>
        <table:table-row table:style-name="Table3.1">
          <table:table-cell table:style-name="Table3.A1" office:value-type="string">
            <text:p text:style-name="Standard"><text:span text:style-name="T7">(Hypothetisch)&lt;Samenwerking&gt;: </text:span><text:span text:style-name="T3">‘Als </text:span><text:span text:style-name="T6">Beheerder van de software</text:span><text:span text:style-name="T13"> </text:span><text:span text:style-name="T3">wil ik</text:span> <text:span text:style-name="T6">&lt;dat meerdere gebruikers data kunnen toevoegen aan hetzelfde product&gt;</text:span><text:span text:style-name="T3">, zodat </text:span><text:s/><text:span text:style-name="T6">&lt;een product vanuit meerdere bronnen informatie krijgt en daardoor de meest actuele data kan weergeven in de timeline.&gt;</text:span><text:span text:style-name="T3">’.</text:span></text:p>
          </table:table-cell>
        </table:table-row>
        <table:table-row table:style-name="Table3.1">
          <table:table-cell table:style-name="Table3.A1" office:value-type="string">
            <text:p text:style-name="Standard"><text:span text:style-name="T7">&lt;Naam Epic&gt;: </text:span><text:span text:style-name="T3">‘Als </text:span><text:span text:style-name="T6">&lt;Rol&gt;</text:span><text:span text:style-name="T13"> </text:span><text:span text:style-name="T3">wil ik</text:span> <text:span text:style-name="T6">&lt;Wens&gt;</text:span><text:span text:style-name="T3">, zodat ik</text:span> <text:span text:style-name="T6">&lt;Reden of doel&gt;</text:span><text:span text:style-name="T3">’.</text:span></text:p>
          </table:table-cell>
        </table:table-row>
        <table:table-row table:style-name="Table3.1">
          <table:table-cell table:style-name="Table3.A1" office:value-type="string">
            <text:p text:style-name="Standard"><text:span text:style-name="T7">&lt;Naam Epic&gt;: </text:span><text:span text:style-name="T3">‘Als </text:span><text:span text:style-name="T6">&lt;Rol&gt;</text:span><text:span text:style-name="T13"> </text:span><text:span text:style-name="T3">wil ik</text:span> <text:span text:style-name="T6">&lt;Wens&gt;</text:span><text:span text:style-name="T3">, zodat ik</text:span> <text:span text:style-name="T6">&lt;Reden of doel&gt;</text:span><text:span text:style-name="T3">’.</text:span></text:p>
          </table:table-cell>
        </table:table-row>
        <table:table-row table:style-name="Table3.1">
          <table:table-cell table:style-name="Table3.A1" office:value-type="string">
            <text:p text:style-name="Standard"><text:span text:style-name="T7">&lt;Naam Epic&gt;: </text:span><text:span text:style-name="T3">‘Als </text:span><text:span text:style-name="T6">&lt;Rol&gt;</text:span><text:span text:style-name="T13"> </text:span><text:span text:style-name="T3">wil ik</text:span> <text:span text:style-name="T6">&lt;Wens&gt;</text:span><text:span text:style-name="T3">, zodat ik</text:span> <text:span text:style-name="T6">&lt;Reden of doel&gt;</text:span><text:span text:style-name="T3">’.</text:span></text:p>
          </table:table-cell>
        </table:table-row>
      </table:table>
      <text:p text:style-name="P2"/>
      <text:p text:style-name="P25"><text:span text:style-name="T1">AFSPLITSEN: BEPERKING VAN PROCESSTAPPEN</text:span></text:p>
      <table:table table:name="Table4" table:style-name="Table4">
        <table:table-column table:style-name="Table4.A"/>
        <table:table-row table:style-name="Table4.1">
          <table:table-cell table:style-name="Table4.A1" office:value-type="string">
            <text:p text:style-name="Standard"><text:span text:style-name="T3">Ik heb Epic ‘</text:span><text:span text:style-name="T6">Productinformatie</text:span><text:span text:style-name="T3">’ als uitgangspunt genomen.</text:span></text:p>
          </table:table-cell>
        </table:table-row>
        <table:table-row table:style-name="Table4.1">
          <table:table-cell table:style-name="Table4.A1" office:value-type="string">
            <text:p text:style-name="P5"><text:span text:style-name="T3">Ik heb de volgende stappen doorlopen om onderstaande User Story af te splitsen:</text:span></text:p>
            <text:list xml:id="list2567262456" text:style-name="WWNum3">
              <text:list-item>
                <text:p text:style-name="P26"><text:span text:style-name="T6">Per user story wordt één functionaliteit gekozen.</text:span></text:p>
              </text:list-item>
              <text:list-item>
                <text:p text:style-name="P26"><text:span text:style-name="T6">Gebruiker kan een product aanmaken en zien in een lijst.</text:span></text:p>
              </text:list-item>
            </text:list>
          </table:table-cell>
        </table:table-row>
        <table:table-row table:style-name="Table4.1">
          <table:table-cell table:style-name="Table4.A1" office:value-type="string">
            <text:p text:style-name="Standard"><text:span text:style-name="T3">Bovenstaande stappen leiden tot de volgende User Story: </text:span><text:span text:style-name="T4">‘Als</text:span><text:span text:style-name="T3"> </text:span><text:span text:style-name="T6">gebruiker</text:span><text:span text:style-name="T10"> </text:span><text:span text:style-name="T4">wil ik</text:span> <text:span text:style-name="T6">voor producten een aanmaak formulier hebben</text:span><text:span text:style-name="T4">, zodat ik</text:span><text:span text:style-name="T9"> producten kan aa</text:span><text:span text:style-name="T6">nmaken en data(bijvoorbeeld prijs op een gegeven datum) van een product kan invoeren.</text:span><text:span text:style-name="T5">’</text:span><text:span text:style-name="T6">.</text:span></text:p>
          </table:table-cell>
        </table:table-row>
        <table:table-row table:style-name="Table4.1">
          <table:table-cell table:style-name="Table4.A1" office:value-type="string">
            <text:p text:style-name="P5"><text:span text:style-name="T3">Om deze User Story te kunnen realiseren moet ik de volgende taken uitvoeren:</text:span></text:p>
            <text:list xml:id="list957418210" text:style-name="WWNum5">
              <text:list-item>
                <text:p text:style-name="P27"><text:span text:style-name="T6">Een stuk software schrijven waarmee een tabel aangemaakt kan worden en data ingevoerd kan worden in de database en uitgelezen kan worden.</text:span></text:p>
              </text:list-item>
              <text:list-item>
                <text:p text:style-name="P27"><text:span text:style-name="T6">Gebruiker gegevens zoals productnaam en beschrijving laten invullen.</text:span></text:p>
              </text:list-item>
              <text:list-item>
                <text:p text:style-name="P27"><text:span text:style-name="T6">Een database aanmaken waarin de data van de applicatie wordt opgeslagen.</text:span></text:p>
              </text:list-item>
            </text:list>
          </table:table-cell>
        </table:table-row>
      </table:table>
      <text:p text:style-name="P3"/>
      <table:table table:name="Table5" table:style-name="Table5">
        <table:table-column table:style-name="Table5.A"/>
        <table:table-row table:style-name="Table5.1">
          <table:table-cell table:style-name="Table5.A1" office:value-type="string">
            <text:p text:style-name="P6"><text:span text:style-name="T3">Ik heb Epic ‘</text:span><text:span text:style-name="T6">&lt;Categorieen&gt;</text:span><text:span text:style-name="T3">’ als uitgangspunt genomen.</text:span></text:p>
          </table:table-cell>
        </table:table-row>
        <table:table-row table:style-name="Table5.1">
          <table:table-cell table:style-name="Table5.A1" office:value-type="string">
            <text:p text:style-name="P6"><text:span text:style-name="T3">Ik heb de volgende stappen doorlopen om onderstaande User Story af te splitsen:</text:span></text:p>
            <text:list xml:id="list1090859122" text:style-name="WWNum7">
              <text:list-item>
                <text:p text:style-name="P14"><text:span text:style-name="T6">Gebruiker kan categorieën aanmaken.</text:span></text:p>
              </text:list-item>
              <text:list-item>
                <text:p text:style-name="P14"><text:span text:style-name="T6">Gebruiker kan tijdens het aanmaken van een product een categorie toevoegen. </text:span></text:p>
              </text:list-item>
            </text:list>
          </table:table-cell>
        </table:table-row>
        <table:table-row table:style-name="Table5.1">
          <table:table-cell table:style-name="Table5.A1" office:value-type="string">
            <text:p text:style-name="P6"><text:span text:style-name="T3">Bovenstaande stappen leiden tot de volgende User Story: ‘Als </text:span><text:span text:style-name="T6">&lt;Gebruiker van de software&gt;</text:span><text:span text:style-name="T13"> </text:span><text:span text:style-name="T3">wil ik</text:span> <text:span text:style-name="T6">&lt;Categorieen kunnen aanmaken en toewijzen aan producten&gt;</text:span><text:span text:style-name="T3">, zodat ik</text:span> <text:span text:style-name="T6">&lt;Per categorie kan zien hoeveel ik eraan besteed.&gt;</text:span><text:span text:style-name="T3">’.</text:span></text:p>
          </table:table-cell>
        </table:table-row>
        <table:table-row table:style-name="Table5.1">
          <table:table-cell table:style-name="Table5.A1" office:value-type="string">
            <text:p text:style-name="P6"><text:span text:style-name="T3">Om deze User Story te kunnen realiseren moet ik de volgende taken uitvoeren:</text:span></text:p>
            <text:list xml:id="list1503669786" text:style-name="WWNum12">
              <text:list-item>
                <text:p text:style-name="P15"><text:span text:style-name="T6">Software schrijven zodat categorieën gemaakt en in de database opgeslagen kunnen worden.</text:span></text:p>
              </text:list-item>
              <text:list-item>
                <text:p text:style-name="P15"><text:span text:style-name="T6">Software van het aanmaken van producten aanpassen zodat een categorie aangewezen kan worden.</text:span></text:p>
              </text:list-item>
            </text:list>
          </table:table-cell>
        </table:table-row>
      </table:table>
      <text:p text:style-name="P4"/>
      <table:table table:name="Table6" table:style-name="Table6">
        <table:table-column table:style-name="Table6.A"/>
        <table:table-row table:style-name="Table6.1">
          <table:table-cell table:style-name="Table6.A1" office:value-type="string">
            <text:p text:style-name="P6"><text:span text:style-name="T3">Ik heb Epic ‘</text:span><text:span text:style-name="T6">&lt;Timeline&gt;</text:span><text:span text:style-name="T3">’ als uitgangspunt genomen.</text:span></text:p>
          </table:table-cell>
        </table:table-row>
        <table:table-row table:style-name="Table6.1">
          <table:table-cell table:style-name="Table6.A1" office:value-type="string">
            <text:p text:style-name="P6"><text:span text:style-name="T3">Ik heb de volgende stappen doorlopen om onderstaande User Story af te splitsen:</text:span></text:p>
            <text:list xml:id="list1857814101" text:style-name="WWNum15">
              <text:list-item>
                <text:p text:style-name="P30"><text:span text:style-name="T6">Het programma moet de informatie uit de tabellen van de producten kunnen ophalen(User story 1 en 2 op pagina 4).</text:span></text:p>
              </text:list-item>
            </text:list>
          </table:table-cell>
        </table:table-row>
        <table:table-row table:style-name="Table6.1">
          <table:table-cell table:style-name="Table6.A1" office:value-type="string">
            <text:p text:style-name="P6"><text:span text:style-name="T3">Bovenstaande stappen leiden tot de volgende User Story: ‘Als </text:span><text:span text:style-name="T6">&lt;Gebruiker van de software&gt;</text:span><text:span text:style-name="T13"> </text:span><text:span text:style-name="T3">wil ik</text:span> <text:span text:style-name="T6">&lt;Dat de ingevoerde aankoopdatum en prijs van een product in een timeline grafiek wordt gezet&gt;</text:span><text:span text:style-name="T3">, zodat ik</text:span> <text:span text:style-name="T6">&lt;een visueel overzicht heb van de verandering in prijs van een product. &gt;</text:span><text:span text:style-name="T3">’.</text:span></text:p>
          </table:table-cell>
        </table:table-row>
        <table:table-row table:style-name="Table6.1">
          <table:table-cell table:style-name="Table6.A1" office:value-type="string">
            <text:p text:style-name="P6"><text:span text:style-name="T3">Om deze User Story te kunnen realiseren moet ik de volgende taken uitvoeren:</text:span></text:p>
            <text:list xml:id="list1404374214" text:style-name="WWNum1">
              <text:list-item>
                <text:p text:style-name="P31"><text:span text:style-name="T6">Software schrijven waarmee aankopen(records, zie user story 1 onder ‘beperking van betrokkken gegevens’) van een product uit de database worden opgehaald en in een lijngrafiek worden gezet.</text:span></text:p>
              </text:list-item>
            </text:list>
          </table:table-cell>
        </table:table-row>
      </table:table>
      <text:p text:style-name="Standard"/>
      <text:p text:style-name="Standard"/>
      <text:p text:style-name="Standard"/>
      <text:p text:style-name="P1"><text:span text:style-name="T1">AFSPLITSEN: BEPERKING VAN BETROKKEN GEGEVENS</text:span></text:p>
      <table:table table:name="Table7" table:style-name="Table7">
        <table:table-column table:style-name="Table7.A"/>
        <table:table-row table:style-name="Table7.1">
          <table:table-cell table:style-name="Table7.A1" office:value-type="string">
            <text:p text:style-name="P6"><text:span text:style-name="T3">Ik heb Epic ‘</text:span><text:span text:style-name="T6">&lt;Timeline&gt;</text:span><text:span text:style-name="T3">’ als uitgangspunt genomen.</text:span></text:p>
          </table:table-cell>
        </table:table-row>
        <table:table-row table:style-name="Table7.1">
          <table:table-cell table:style-name="Table7.A1" office:value-type="string">
            <text:p text:style-name="P6"><text:span text:style-name="T3">Ik heb de volgende stappen doorlopen om onderstaande User Story af te splitsen:</text:span></text:p>
            <text:list xml:id="list283293823" text:style-name="WWNum16">
              <text:list-item>
                <text:p text:style-name="P16"><text:span text:style-name="T6">Gebruiker kan een product kiezen en invoeren op welke datum en voor welk bedrag het gekocht is.</text:span></text:p>
              </text:list-item>
            </text:list>
          </table:table-cell>
        </table:table-row>
        <table:table-row table:style-name="Table7.1">
          <table:table-cell table:style-name="Table7.A1" office:value-type="string">
            <text:p text:style-name="P6"><text:span text:style-name="T3">Bovenstaande stappen leiden tot de volgende User Story: ‘Als </text:span><text:span text:style-name="T6">Gebruiker van de software</text:span><text:span text:style-name="T13"> </text:span><text:span text:style-name="T3">wil ik</text:span> <text:span text:style-name="T6">per product elke keer kunnen invoeren wanneer ik het heb gekocht en voor welk bedrag</text:span><text:span text:style-name="T3">, zodat ik</text:span> <text:span text:style-name="T6">&lt;Een overzichtelijke lijst heb voor de verandering van de prijs.&gt;</text:span><text:span text:style-name="T3">’.</text:span></text:p>
          </table:table-cell>
        </table:table-row>
        <table:table-row table:style-name="Table7.1">
          <table:table-cell table:style-name="Table7.A1" office:value-type="string">
            <text:p text:style-name="P6"><text:span text:style-name="T3">Om deze User Story te kunnen realiseren moet ik de volgende taken uitvoeren:</text:span></text:p>
            <text:list xml:id="list1370125412" text:style-name="WWNum11">
              <text:list-item>
                <text:p text:style-name="P17"><text:span text:style-name="T6">Software schrijven waarmee meerdere records(bonnetjes, als het ware) voor producten aangemaakt kunnen worden.</text:span></text:p>
              </text:list-item>
            </text:list>
          </table:table-cell>
        </table:table-row>
      </table:table>
      <text:p text:style-name="Standard"/>
      <text:p text:style-name="P4"/>
      <table:table table:name="Table8" table:style-name="Table8">
        <table:table-column table:style-name="Table8.A"/>
        <table:table-row table:style-name="Table8.1">
          <table:table-cell table:style-name="Table8.A1" office:value-type="string">
            <text:p text:style-name="P6"><text:span text:style-name="T3">Ik heb Epic ‘</text:span><text:span text:style-name="T6">&lt;Productinformatie&gt;</text:span><text:span text:style-name="T3">’ als uitgangspunt genomen.</text:span></text:p>
          </table:table-cell>
        </table:table-row>
        <table:table-row table:style-name="Table8.1">
          <table:table-cell table:style-name="Table8.A1" office:value-type="string">
            <text:p text:style-name="P6"><text:span text:style-name="T3">Ik heb de volgende stappen doorlopen om onderstaande User Story af te splitsen:</text:span></text:p>
            <text:list xml:id="list3150698310" text:style-name="WWNum6">
              <text:list-item>
                <text:p text:style-name="P32"><text:span text:style-name="T6">&lt;Afsplitsingsstap&gt;</text:span></text:p>
              </text:list-item>
            </text:list>
          </table:table-cell>
        </table:table-row>
        <table:table-row table:style-name="Table8.1">
          <table:table-cell table:style-name="Table8.A1" office:value-type="string">
            <text:p text:style-name="P6"><text:span text:style-name="T3">Bovenstaande stappen leiden tot de volgende User Story: ‘Als </text:span><text:span text:style-name="T6">&lt;Gebruiker&gt;</text:span><text:span text:style-name="T13"> </text:span><text:span text:style-name="T3">wil ik</text:span> <text:span text:style-name="T6">&lt;Apart producten kunnen invoeren waarvan ik de prijs wil volgen, en producten dat ik (een enkele keer) gekocht heb&gt;</text:span><text:span text:style-name="T3">, zodat ik</text:span> <text:span text:style-name="T6">specifieke producten met een timeline heb en productaankopen waarvan ik in een grafiek kan zien hoeveel ik besteed per categorie.</text:span><text:span text:style-name="T3">’.</text:span></text:p>
          </table:table-cell>
        </table:table-row>
        <table:table-row table:style-name="Table8.1">
          <table:table-cell table:style-name="Table8.A1" office:value-type="string">
            <text:p text:style-name="P6"><text:span text:style-name="T3">Om deze User Story te kunnen realiseren moet ik de volgende taken uitvoeren:</text:span></text:p>
            <text:list xml:id="list1733747341" text:style-name="WWNum8">
              <text:list-item>
                <text:p text:style-name="P33"><text:span text:style-name="T6">Software voor het aanmaken van een product opslitsen zodat je producten kan aanmaken die meerdere malen worden gekocht(Timeline producten) en producten die sporadisch worden gekocht(Transactie/Grafiek producte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AFSPLITSEN: BEPERKING VAN DE GEBRUIKERSGROEP</text:span></text:p>
      <text:p text:style-name="Standard"><text:span text:style-name="T18">Onderstaande User Story is een potentieel user story voor in de toekomst. Onder de huidige scope van het project is het namelijk de bedoeling dat er maar maar 1 gebruiker is, waardoor de afsplitsingtechniek ‘Beperken van de gebruikersgroep’ niet toepasbaar is. Om deze afsplitsingtechniek toch toe te kunnen passen wordt er hieronder een hypothetische Epic afgesplitst.</text:span></text:p>
      <table:table table:name="Table9" table:style-name="Table9">
        <table:table-column table:style-name="Table9.A"/>
        <table:table-row table:style-name="Table9.1">
          <table:table-cell table:style-name="Table9.A1" office:value-type="string">
            <text:p text:style-name="Standard"><text:span text:style-name="T3">Ik heb Epic ‘</text:span><text:span text:style-name="T6">&lt;Samenwerking&gt;</text:span><text:span text:style-name="T3">’ als uitgangspunt genomen.</text:span></text:p>
          </table:table-cell>
        </table:table-row>
        <table:table-row table:style-name="Table9.1">
          <table:table-cell table:style-name="Table9.A1" office:value-type="string">
            <text:p text:style-name="P5"><text:span text:style-name="T3">Ik heb de volgende stappen doorlopen om onderstaande User Story af te splitsen:</text:span></text:p>
            <text:list xml:id="list2712069463" text:style-name="WWNum14">
              <text:list-item>
                <text:p text:style-name="P18"><text:span text:style-name="T6">Gebruikers kunnen niet zelfstandig producten toevoegen aan de database, maar wel aankoopdatums met prijs.</text:span></text:p>
              </text:list-item>
              <text:list-item>
                <text:p text:style-name="P18"><text:span text:style-name="T6">Gebruikers kunnen niet zelfstandig categorieen toevoegen aan de database.</text:span></text:p>
              </text:list-item>
            </text:list>
          </table:table-cell>
        </table:table-row>
        <table:table-row table:style-name="Table9.1">
          <table:table-cell table:style-name="Table9.A1" office:value-type="string">
            <text:p text:style-name="Standard"><text:span text:style-name="T3">Bovenstaande stappen leiden tot de volgende User Story: ‘Als </text:span><text:span text:style-name="T6">&lt;Gebruiker </text:span><text:span text:style-name="T3">wil ik</text:span> <text:span text:style-name="T6">aan een product in de database een nieuw record(bonnetje) kunnen toevoegen met een aankoopdatum en prijs met een specifieke winkel</text:span><text:span text:style-name="T3">, zodat ik</text:span> <text:span text:style-name="T6">andere gebruikers deze informatie kunnen zien en er vergeleken kan worden waar het product voor de laagste prijs te kopen is.</text:span><text:span text:style-name="T3">’.</text:span></text:p>
          </table:table-cell>
        </table:table-row>
        <table:table-row table:style-name="Table9.1">
          <table:table-cell table:style-name="Table9.A1" office:value-type="string">
            <text:p text:style-name="P5"><text:span text:style-name="T3">Om deze User Story te kunnen realiseren moet ik de volgende taken uitvoeren:</text:span></text:p>
            <text:list xml:id="list919503249" text:style-name="WWNum13">
              <text:list-item>
                <text:p text:style-name="P22"><text:span text:style-name="T6">Software schrijven waarmee een gebruiker een record kan toevoegen aan een product.</text:span></text:p>
              </text:list-item>
              <text:list-item>
                <text:p text:style-name="P22"><text:span text:style-name="T6">Software van de timeline uitbreiden zodat de grafiek de prijsverandering per winkel van een product weergeeft.</text:span></text:p>
              </text:list-item>
              <text:list-item>
                <text:p text:style-name="P19"><text:span text:style-name="T6">De database online toegankelijk make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text:span text:style-name="T1">AFSPLITSEN: BEPERKING VAN MANAGEMENTRAPPORTAGE</text:span></text:p>
      <text:p text:style-name="Standard"><text:span text:style-name="T18">Onderstaande User Story is een potentieel user story voor in de toekomst. Onder de huidige scope van het project is het namelijk de bedoeling dat er maar maar 1 gebruiker is, waardoor de afsplitsingtechniek ‘Beperken van de gebruikersgroep’ niet toepasbaar is. Om deze afsplitsingtechniek toch toe te kunnen passen wordt er hieronder een hypothetische Epic afgesplitst.</text:span></text:p>
      <table:table table:name="Table10" table:style-name="Table10">
        <table:table-column table:style-name="Table10.A"/>
        <table:table-row table:style-name="Table10.1">
          <table:table-cell table:style-name="Table10.A1" office:value-type="string">
            <text:p text:style-name="Standard"><text:span text:style-name="T3">Ik heb Epic ‘</text:span><text:span text:style-name="T6">&lt;Samenwerking&gt;</text:span><text:span text:style-name="T3">’ als uitgangspunt genomen.</text:span></text:p>
          </table:table-cell>
        </table:table-row>
        <table:table-row table:style-name="Table10.1">
          <table:table-cell table:style-name="Table10.A1" office:value-type="string">
            <text:p text:style-name="P5"><text:span text:style-name="T3">Ik heb de volgende stappen doorlopen om onderstaande User Story af te splitsen:</text:span></text:p>
            <text:list xml:id="list2895003583" text:style-name="WWNum9">
              <text:list-item>
                <text:p text:style-name="P23"><text:span text:style-name="T6">Gebruikers kunnen niet zelfstandig producten toevoegen aan de database, maar wel aankoopdatums met prijs.</text:span></text:p>
              </text:list-item>
              <text:list-item>
                <text:p text:style-name="P20"><text:span text:style-name="T6">Gebruikers kunnen niet zelfstandig categorieen toevoegen aan de database.</text:span></text:p>
              </text:list-item>
            </text:list>
          </table:table-cell>
        </table:table-row>
        <table:table-row table:style-name="Table10.1">
          <table:table-cell table:style-name="Table10.A1" office:value-type="string">
            <text:p text:style-name="Standard"><text:span text:style-name="T3">Bovenstaande stappen leiden tot de volgende User Story: ‘Als </text:span><text:span text:style-name="T6">&lt;Beheerder </text:span><text:span text:style-name="T13"><text:s/></text:span><text:span text:style-name="T3">wil ik</text:span> <text:span text:style-name="T6">een melding krijgen als een gebruiker een nieuw product of categorie in de applicatie wilt hebben</text:span><text:span text:style-name="T3">, zodat ik</text:span> <text:span text:style-name="T6">kan kijken of deze behoefte waarde levert aan het product</text:span><text:span text:style-name="T3">’.</text:span></text:p>
          </table:table-cell>
        </table:table-row>
        <table:table-row table:style-name="Table10.1">
          <table:table-cell table:style-name="Table10.A1" office:value-type="string">
            <text:p text:style-name="P5"><text:span text:style-name="T3">Om deze User Story te kunnen realiseren moet ik de volgende taken uitvoeren:</text:span></text:p>
            <text:list xml:id="list3334846382" text:style-name="WWNum10">
              <text:list-item>
                <text:p text:style-name="P24"><text:span text:style-name="T6">Een formulier aanmaken waarmee een gebruiker een nieuw product/categorie in de database kan aanvragen.</text:span></text:p>
              </text:list-item>
              <text:list-item>
                <text:p text:style-name="P24"><text:span text:style-name="T6">Code schrijven waarmee een melding wordt gestuurd als er een nieuwe aanvraag is ingediend.</text:span></text:p>
              </text:list-item>
              <text:list-item>
                <text:p text:style-name="P21"><text:span text:style-name="T6">Een rollensysteem maken waarmee bepaalde soorten gebruikers verschillende toestemmingen hebben om de functies in de applicatie te gebruike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AFSPLITSEN: BEPERKING VAN EEN NIET-FUNCTIONELE EIS</text:span></text:p>
      <table:table table:name="Table11" table:style-name="Table11">
        <table:table-column table:style-name="Table11.A"/>
        <table:table-row table:style-name="Table11.1">
          <table:table-cell table:style-name="Table11.A1" office:value-type="string">
            <text:p text:style-name="Standard"><text:span text:style-name="T3">Ik heb Epic ‘</text:span><text:span text:style-name="T6">Dashboard</text:span><text:span text:style-name="T3">’ als uitgangspunt genomen.</text:span></text:p>
          </table:table-cell>
        </table:table-row>
        <table:table-row table:style-name="Table11.1">
          <table:table-cell table:style-name="Table11.A1" office:value-type="string">
            <text:p text:style-name="P5"><text:span text:style-name="T3">Ik heb de volgende stappen doorlopen om onderstaande User Story af te splitsen:</text:span></text:p>
            <text:list xml:id="list3891271123" text:style-name="WWNum2">
              <text:list-item>
                <text:p text:style-name="P28"><text:span text:style-name="T6">De Epic van het Dashboard onderzocht om erachter te komen welke functies essentieel zijn.</text:span></text:p>
              </text:list-item>
              <text:list-item>
                <text:p text:style-name="P28"><text:span text:style-name="T6">Met de opdrachtgever gesproken over zijn eisen en wensen voor het dashboard. </text:span></text:p>
              </text:list-item>
            </text:list>
          </table:table-cell>
        </table:table-row>
        <table:table-row table:style-name="Table11.1">
          <table:table-cell table:style-name="Table11.A1" office:value-type="string">
            <text:p text:style-name="Standard"><text:span text:style-name="T3">Bovenstaande stappen leiden tot de volgende User Story: </text:span><text:span text:style-name="T4">‘Als </text:span><text:span text:style-name="T6">gebruiker van de software</text:span><text:span text:style-name="T10"> </text:span><text:span text:style-name="T4">wil ik</text:span><text:span text:style-name="T11"> </text:span><text:span text:style-name="T6">dat alle naar alle tabellen kan navigeren vanuit hetzelfde scherm</text:span><text:span text:style-name="T4">, zodat ik</text:span><text:span text:style-name="T11"> </text:span><text:span text:style-name="T6">Alle informatie in een plek heb, maar het toch gescheiden is.</text:span><text:span text:style-name="T4">’.</text:span></text:p>
          </table:table-cell>
        </table:table-row>
        <table:table-row table:style-name="Table11.1">
          <table:table-cell table:style-name="Table11.A1" office:value-type="string">
            <text:p text:style-name="P5"><text:span text:style-name="T3">Om deze User Story te kunnen realiseren moet ik de volgende taken uitvoeren:</text:span></text:p>
            <text:list xml:id="list1999337266" text:style-name="WWNum4">
              <text:list-item>
                <text:p text:style-name="P29"><text:span text:style-name="T6">Een user interface maken met knoppen om naar een bepaald deel te navigeren.</text:span></text:p>
              </text:list-item>
            </text:list>
          </table:table-cell>
        </table:table-row>
      </table:table>
      <text:p text:style-name="P4"/>
      <table:table table:name="Table12" table:style-name="Table12">
        <table:table-column table:style-name="Table12.A"/>
        <table:table-row table:style-name="Table12.1">
          <table:table-cell table:style-name="Table12.A1" office:value-type="string">
            <text:p text:style-name="P6"><text:span text:style-name="T3">Ik heb Epic ‘</text:span><text:span text:style-name="T6">&lt;Naam van een Epic uit de lijst hierboven&gt;</text:span><text:span text:style-name="T3">’ als uitgangspunt genomen.</text:span></text:p>
          </table:table-cell>
        </table:table-row>
        <table:table-row table:style-name="Table12.1">
          <table:table-cell table:style-name="Table12.A1" office:value-type="string">
            <text:p text:style-name="P6"><text:span text:style-name="T3">Ik heb de volgende stappen doorlopen om onderstaande User Story af te splitsen:</text:span></text:p>
            <text:list xml:id="list23946628954522" text:continue-list="list3150698310" text:style-name="WWNum6">
              <text:list-item>
                <text:p text:style-name="P32"><text:span text:style-name="T6">&lt;Afsplitsingsstap&gt;</text:span></text:p>
              </text:list-item>
            </text:list>
          </table:table-cell>
        </table:table-row>
        <table:table-row table:style-name="Table12.1">
          <table:table-cell table:style-name="Table12.A1" office:value-type="string">
            <text:p text:style-name="P6"><text:span text:style-name="T3">Bovenstaande stappen leiden tot de volgende User Story: ‘Als </text:span><text:span text:style-name="T6">&lt;Rol&gt;</text:span><text:span text:style-name="T13"> </text:span><text:span text:style-name="T3">wil ik</text:span> <text:span text:style-name="T6">&lt;Wens&gt;</text:span><text:span text:style-name="T3">, zodat ik</text:span> <text:span text:style-name="T6">&lt;Reden of doel&gt;</text:span><text:span text:style-name="T3">’.</text:span></text:p>
          </table:table-cell>
        </table:table-row>
        <table:table-row table:style-name="Table12.1">
          <table:table-cell table:style-name="Table12.A1" office:value-type="string">
            <text:p text:style-name="P6"><text:span text:style-name="T3">Om deze User Story te kunnen realiseren moet ik de volgende taken uitvoeren:</text:span></text:p>
            <text:list xml:id="list23945087240614" text:continue-list="list1733747341" text:style-name="WWNum8">
              <text:list-item>
                <text:p text:style-name="P33"><text:span text:style-name="T6">&lt;Taak&gt;</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ill Sans" svg:font-family="'Gill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l" fo:country="NL"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Epics" style:family="paragraph" style:parent-style-name="List_20_Number" style:default-outline-level=""/>
    <style:style style:name="List_20_Number" style:display-name="List Number" style:family="paragraph" style:parent-style-name="normal" style:default-outline-level="">
      <style:paragraph-properties fo:margin-top="0in" fo:margin-bottom="0in" loext:contextual-spacing="true"/>
    </style:style>
    <style:style style:name="Head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Genummerde_20_lijst" style:display-name="Genummerde lijst" style:family="paragraph" style:parent-style-name="List_20_Number" style:default-outline-level=""/>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Mission_20_Statement" style:display-name="Mission Statement" style:family="text" style:parent-style-name="Default_20_Paragraph_20_Font">
      <style:text-properties fo:color="#000000" style:font-name="Calibri" fo:font-family="Calibri" style:font-family-generic="roman" style:font-pitch="variable" fo:font-size="11pt" style:font-size-asian="11pt"/>
    </style:style>
    <style:style style:name="List_20_Number_20_Char" style:display-name="List Number Char" style:family="text" style:parent-style-name="Default_20_Paragraph_20_Font"/>
    <style:style style:name="Epics_20_Char" style:display-name="Epics Char" style:family="text" style:parent-style-name="List_20_Number_20_Char"/>
    <style:style style:name="Header_20_Char" style:display-name="Header Char" style:family="text" style:parent-style-name="Default_20_Paragraph_20_Font"/>
    <style:style style:name="Footer_20_Char" style:display-name="Footer Char" style:family="text" style:parent-style-name="Default_20_Paragraph_20_Font"/>
    <style:style style:name="Genummerde_20_lijst_20_Char" style:display-name="Genummerde lijst Char" style:family="text" style:parent-style-name="List_20_Number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8862in" style:type="center"/>
          <style:tab-stop style:position="3.15in" style:type="center"/>
          <style:tab-stop style:position="6.3in" style:type="right"/>
          <style:tab-stop style:position="6.4965in" style:type="right"/>
          <style:tab-stop style:position="10.9272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fo:color="#9ea700" style:text-line-through-style="none" style:text-line-through-type="none" style:text-position="0% 100%" style:font-name="Gill Sans" fo:font-size="11pt" fo:font-style="normal" style:text-underline-style="none" fo:font-weight="normal" style:font-name-asian="Gill Sans1" style:font-size-asian="11pt" style:font-style-asian="normal" style:font-weight-asian="normal" style:font-name-complex="Gill Sans1" style:font-size-complex="11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9846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4917in" fo:margin-bottom="0.4917in" fo:margin-left="0.7874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image1.png" text:anchor-type="char" svg:x="4.5319in" svg:y="-0.4016in" svg:width="2.5429in" svg:height="0.7563in" draw:z-index="3"><draw:image xlink:href="Pictures/10000201000001D80000008C5CC24E1AB0ED2B48.png" xlink:type="simple" xlink:show="embed" xlink:actuate="onLoad" loext:mime-type="image/png"/></draw:frame></text:p>
      </style:header>
    </style:master-page>
    <style:master-page style:name="Converted1" style:page-layout-name="Mpm2">
      <style:header>
        <text:p text:style-name="MP2"><text:span text:style-name="MT1"><text:s/></text:span><draw:frame draw:style-name="Mfr1" draw:name="Image1" text:anchor-type="char" svg:x="4.5319in" svg:y="-0.4016in" svg:width="2.5429in" svg:height="0.7563in" draw:z-index="2"><draw:image xlink:href="Pictures/10000201000001D80000008C5CC24E1AB0ED2B48.png" xlink:type="simple" xlink:show="embed" xlink:actuate="onLoad" loext:mime-type="image/png"/></draw:frame></text:p>
      </style:header>
      <style:footer>
        <text:p text:style-name="MP3"><text:span text:style-name="MT2">Productvisie van &lt;je eigen naan&gt; (&lt;je studentnummer&gt;) <text:tab/>Pagina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3T12:47:00</meta:creation-date>
    <meta:initial-creator>Karel J. van der Lelij</meta:initial-creator>
    <meta:document-statistic meta:table-count="12" meta:image-count="2" meta:object-count="0" meta:page-count="4" meta:paragraph-count="100" meta:word-count="1599" meta:character-count="10342" meta:non-whitespace-character-count="8868"/>
    <meta:generator>LibreOfficeDev/6.0.5.2$Linux_X86_64 LibreOffice_project/</meta:generator>
  </office:meta>
</office:document-meta>
</file>